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2.572cm"/>
    </style:style>
    <style:style style:name="P1" style:family="paragraph">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5.209cm" svg:x="1.4cm" svg:y="-0.014cm" presentation:class="title" presentation:user-transformed="true">
          <draw:text-box>
            <text:p>Billing System Using C-Programming<text:line-break/></text:p>
          </draw:text-box>
        </draw:frame>
        <draw:frame presentation:style-name="pr2" draw:text-style-name="P1" draw:layer="layout" svg:width="25.199cm" svg:height="13.859cm" svg:x="1.4cm" svg:y="4.914cm" presentation:class="subtitle">
          <draw:text-box>
            <text:p text:style-name="P1">By</text:p>
            <text:p text:style-name="P1">Sunil Godar</text:p>
            <text:p text:style-name="P1">Prerit Basnet</text:p>
            <text:p text:style-name="P1">Nikesh Maharjan</text:p>
            <text:p text:style-name="P1">Sushant Raya</text:p>
            <text:p text:style-name="P1"/>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TABLE OF CONTENTS</text:p>
          </draw:text-box>
        </draw:frame>
        <draw:frame presentation:style-name="pr5" draw:layer="layout" svg:width="25.199cm" svg:height="15.306cm" svg:x="1.4cm" svg:y="4.914cm" presentation:class="outline" presentation:user-transformed="true">
          <draw:text-box>
            <text:list text:style-name="L3">
              <text:list-header>
                <text:p>Chapter 1</text:p>
              </text:list-header>
              <text:list-item>
                <text:p><text:s/>Introduction</text:p>
              </text:list-item>
              <text:list-item>
                <text:p><text:s/>Scope</text:p>
              </text:list-item>
              <text:list-item>
                <text:p>Tools and Technologies</text:p>
              </text:list-item>
              <text:list-item>
                <text:p>Project Plans</text:p>
              </text:list-item>
              <text:list-item>
                <text:p><text:s/>Gantt Chart</text:p>
                <text:p>Chapter 2</text:p>
              </text:list-item>
              <text:list-item>
                <text:p>Introduction</text:p>
              </text:list-item>
              <text:list-item>
                <text:p>Existing Systems</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presentation:user-transformed="true">
          <draw:text-box>
            <text:list text:style-name="L3">
              <text:list-header>
                <text:p>Chapter 3</text:p>
              </text:list-header>
              <text:list-item>
                <text:p><text:s/>Introduction</text:p>
              </text:list-item>
              <text:list-item>
                <text:p>Methodology</text:p>
              </text:list-item>
              <text:list-item>
                <text:p>Flow Diagram</text:p>
              </text:list-item>
              <text:list-item>
                <text:p><text:s/>Conclusion</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presentation:user-transformed="true">
          <draw:text-box>
            <text:list text:style-name="L1">
              <text:list-header>
                <text:p>Chapter 1<text:line-break/>Introduction</text:p>
              </text:list-header>
            </text:list>
          </draw:text-box>
        </draw:frame>
        <draw:frame presentation:style-name="pr5" draw:layer="layout" svg:width="25.199cm" svg:height="13.859cm" svg:x="1.4cm" svg:y="4.914cm" presentation:class="outline" presentation:user-transformed="true">
          <draw:text-box>
            <text:list text:style-name="L3">
              <text:list-header>
                <text:p><text:s/>This project is called Billing System which is compiled in C-programing language for daily use from General store (kirana pasal ,liquor store). There is problem in billing in Store and maintain daily transaction.This project billing data will be saved in text format.</text:p>
              </text:list-header>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list text:style-name="L1">
              <text:list-header>
                <text:p>Objective</text:p>
              </text:list-header>
            </text:list>
          </draw:text-box>
        </draw:frame>
        <draw:frame presentation:style-name="pr5" draw:layer="layout" svg:width="25.199cm" svg:height="14.308cm" svg:x="1.4cm" svg:y="4.914cm" presentation:class="outline" presentation:user-transformed="true">
          <draw:text-box>
            <text:list text:style-name="L3">
              <text:list-header>
                <text:p/>
              </text:list-header>
              <text:list-item>
                <text:p><text:s/>To make work easy. </text:p>
              </text:list-item>
              <text:list-item>
                <text:p><text:s/>To maintain data in digitization. </text:p>
              </text:list-item>
              <text:list-item>
                <text:p><text:s/>To decrease paper less work </text:p>
              </text:list-item>
              <text:list-item>
                <text:p><text:s/>User friendly interface </text:p>
              </text:list-item>
              <text:list-item>
                <text:p><text:s/>To identify currently used methods for evaluating usability </text:p>
              </text:list-item>
              <text:list-item>
                <text:p><text:s/>To obviously comprehend the possibility of a data framework and its application.</text:p>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list text:style-name="L1">
              <text:list-header>
                <text:p>Scope</text:p>
              </text:list-header>
            </text:list>
          </draw:text-box>
        </draw:frame>
        <draw:frame presentation:style-name="pr5" draw:layer="layout" svg:width="25.199cm" svg:height="13.859cm" svg:x="1.4cm" svg:y="4.914cm" presentation:class="outline" presentation:user-transformed="true">
          <draw:text-box>
            <text:list text:style-name="L3">
              <text:list-header>
                <text:p>Expected</text:p>
              </text:list-header>
              <text:list-item>
                <text:p>User friendly interface that will interest the end users to use the proposed system. </text:p>
              </text:list-item>
              <text:list-item>
                <text:p><text:s/>Easy to use.</text:p>
                <text:p><text:s/>Not Expected</text:p>
              </text:list-item>
              <text:list-item>
                <text:p>Not have fine GUI. </text:p>
              </text:list-item>
              <text:list-item>
                <text:p>Limited data insertion. </text:p>
              </text:list-item>
              <text:list-item>
                <text:p>Run only in windows.</text:p>
              </text:list-item>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list text:style-name="L1">
              <text:list-header>
                <text:p>Tools and Technologies</text:p>
              </text:list-header>
            </text:list>
          </draw:text-box>
        </draw:frame>
        <draw:frame presentation:style-name="pr5" draw:layer="layout" svg:width="25.199cm" svg:height="13.859cm" svg:x="1.4cm" svg:y="4.914cm" presentation:class="outline" presentation:user-transformed="true">
          <draw:text-box>
            <text:list text:style-name="L3">
              <text:list-header>
                <text:p><text:s/></text:p>
              </text:list-header>
              <text:list-item>
                <text:p>This project developed under Dev C++ compiler in window OS.</text:p>
                <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presentation:user-transformed="true">
          <draw:text-box>
            <text:list text:style-name="L1">
              <text:list-header>
                <text:p>Project Plans</text:p>
              </text:list-header>
            </text:list>
          </draw:text-box>
        </draw:frame>
        <draw:frame presentation:style-name="pr5" draw:layer="layout" svg:width="25.199cm" svg:height="13.85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list text:style-name="L1">
              <text:list-header>
                <text:p><text:s/>Gantt Chart</text:p>
              </text:list-header>
            </text:list>
          </draw:text-box>
        </draw:frame>
        <draw:frame presentation:style-name="pr5" draw:layer="layout" svg:width="25.199cm" svg:height="13.859cm" svg:x="1.4cm" svg:y="4.914cm" presentation:class="outline" presentation:placeholder="true">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Chapter 2<text:line-break/> Introduction</text:p>
              </text:list-header>
            </text:list>
          </draw:text-box>
        </draw:frame>
        <draw:frame presentation:style-name="pr5" draw:layer="layout" svg:width="25.199cm" svg:height="18.856cm" svg:x="1.4cm" svg:y="4.914cm" presentation:class="outline" presentation:user-transformed="true">
          <draw:text-box>
            <text:list text:style-name="L3">
              <text:list-header>
                <text:p><text:s/>An interesting feature of Nepalese accounting reforms before and after the political change was the active participation of India, the United States, and,U.S Agency For International Development. As the, Rana period, India Advisor dominated the perform process and helped Nepal introduce the modern administrative measures, including a new budgeting structure called line term budgeting.While talking about the history of Billing System in Nepal, as we enter to the ancient period they used to keep the record of the customer in a ledger. So, it would be very difficult to calculate the amount of the customer that’s why the presentation all about. </text:p>
              </text:list-header>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list text:style-name="L1">
              <text:list-header>
                <text:p>Existing Systems</text:p>
              </text:list-header>
            </text:list>
          </draw:text-box>
        </draw:frame>
        <draw:frame presentation:style-name="pr5" draw:layer="layout" svg:width="25.199cm" svg:height="13.859cm" svg:x="1.4cm" svg:y="4.914cm" presentation:class="outline">
          <draw:text-box>
            <text:list text:style-name="L3">
              <text:list-header>
                <text:p><text:s/>In the presence context of Billing System in Nepal is more effective and reliable. Instead of using book/ ledger now they use different types of software to keep the record current details. As enter to the twenty-first century, the development of Billing System management is increasing rapidly by which the modern software system is more useful these days,</text:p>
              </text:list-header>
            </text:list>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list text:style-name="L1">
              <text:list-header>
                <text:p>Chapter 3<text:line-break/> Introduction</text:p>
              </text:list-header>
            </text:list>
          </draw:text-box>
        </draw:frame>
        <draw:frame presentation:style-name="pr5" draw:layer="layout" svg:width="25.199cm" svg:height="13.859cm" svg:x="1.4cm" svg:y="4.914cm" presentation:class="outline">
          <draw:text-box>
            <text:list text:style-name="L3">
              <text:list-header>
                <text:p/>
              </text:list-header>
              <text:list-item>
                <text:p>This project is developed under water fall model process</text:p>
                <text:p/>
              </text:list-item>
            </text:list>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list text:style-name="L1">
              <text:list-header>
                <text:p><text:s/>Methodology</text:p>
              </text:list-header>
            </text:list>
          </draw:text-box>
        </draw:frame>
        <draw:frame presentation:style-name="pr5" draw:layer="layout" svg:width="25.199cm" svg:height="15.325cm" svg:x="1.4cm" svg:y="4.914cm" presentation:class="outline" presentation:user-transformed="true">
          <draw:text-box>
            <text:list text:style-name="L3">
              <text:list-header>
                <text:p/>
              </text:list-header>
              <text:list-item>
                <text:p>Planning: - In Planning research is done by team member to make easy and reliability in billing and conclude to make this project as “Billing System” for daily uses in General store.</text:p>
              </text:list-item>
              <text:list-item>
                <text:p>Design: - After planning team member design the flow diagram of the project and split the task priority wise.</text:p>
              </text:list-item>
              <text:list-item>
                <text:p>Coding: - According to priority task will be divided between member and Coding will be started.</text:p>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4.068cm" svg:x="1.4cm" svg:y="4.914cm" presentation:class="outline" presentation:user-transformed="true">
          <draw:text-box>
            <text:list text:style-name="L3">
              <text:list-header>
                <text:p/>
              </text:list-header>
              <text:list-item>
                <text:p>Verification: - In this Section team will merge all code and testing will began. if error/bug is found in project than it will be solved by coding team.</text:p>
              </text:list-item>
              <text:list-item>
                <text:p>Maintenance: - In this section after verification project is deployment for the demo use. if something issue appear then it will be suddenly fix by coding team after that project is ready to use.</text:p>
              </text:list-item>
              <text:list-item>
                <text:p/>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Flow Diagram</text:p>
          </draw:text-box>
        </draw:frame>
        <draw:frame presentation:style-name="pr5" draw:layer="layout" svg:width="25.199cm" svg:height="13.859cm" svg:x="1.4cm" svg:y="4.914cm" presentation:class="outline" presentation:placeholder="true">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list text:style-name="L1">
              <text:list-header>
                <text:p><text:s/>Conclusion</text:p>
              </text:list-header>
            </text:list>
          </draw:text-box>
        </draw:frame>
        <draw:frame presentation:style-name="pr5" draw:layer="layout" svg:width="25.199cm" svg:height="13.859cm" svg:x="1.4cm" svg:y="4.914cm" presentation:class="outline" presentation:user-transformed="true">
          <draw:text-box>
            <text:list text:style-name="L3">
              <text:list-header>
                <text:p>In conclusion, Billing Management System has to do with making appropriate effort in stop the rising problems to all manual Market/Supermarket in order to enhance the operation of market. In this project, the more advance kind of Billing System or Software should to implemented to reduce the fault that may arise during the calculation. If such kind of system/software should be implementing in all types of super or normal market which may lead to the brighter path in the Billing history.</text:p>
              </text:list-header>
            </text:list>
          </draw:text-box>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9-23T21:13:54.39</meta:creation-date>
    <meta:editing-duration>PT2M45S</meta:editing-duration>
    <meta:editing-cycles>2</meta:editing-cycles>
    <dc:date>2018-09-23T22:00:42.47</dc:date>
    <meta:document-statistic meta:object-count="85"/>
    <meta:generator>OpenOffice/4.1.2$Win32 OpenOffice.org_project/412m3$Build-9782</meta:generator>
  </office:meta>
</office:document-meta>
</file>